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44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15"/>
        <table:table-column table:style-name="co3" table:number-columns-repeated="6" table:default-cell-style-name="ce20"/>
        <table:table-column table:style-name="co3" table:default-cell-style-name="ce23"/>
        <table:table-column table:style-name="co4" table:number-columns-repeated="1012" table:default-cell-style-name="Default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Default"/>
          <table:table-cell table:style-name="ce5" office:value-type="string" calcext:value-type="string">
            <text:p>1 = stimme gar nicht zu <text:s text:c="5"/>7 = stimme voll zu </text:p>
          </table:table-cell>
          <table:table-cell table:style-name="Default" table:number-columns-repeated="7"/>
          <table:table-cell table:number-columns-repeated="1012"/>
        </table:table-row>
        <table:table-row table:style-name="ro1" table:number-rows-repeated="2"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timme gar nicht zu</text:p>
          </table:table-cell>
          <table:table-cell table:style-name="ce18" office:value-type="string" calcext:value-type="string">
            <text:p>stimme nicht zu</text:p>
          </table:table-cell>
          <table:table-cell table:style-name="ce18" office:value-type="string" calcext:value-type="string">
            <text:p>stimme eher nicht zu</text:p>
          </table:table-cell>
          <table:table-cell table:style-name="ce18" office:value-type="string" calcext:value-type="string">
            <text:p>neutral</text:p>
          </table:table-cell>
          <table:table-cell table:style-name="ce18" office:value-type="string" calcext:value-type="string">
            <text:p>stimme eher zu</text:p>
          </table:table-cell>
          <table:table-cell table:style-name="ce18" office:value-type="string" calcext:value-type="string">
            <text:p>stimme zu</text:p>
          </table:table-cell>
          <table:table-cell table:style-name="ce18" office:value-type="string" calcext:value-type="string">
            <text:p>stimme voll zu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13" office:value-type="string" calcext:value-type="string">
            <text:p>Aussag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as Layout wirkt zu gedrängt.</text:p>
          </table:table-cell>
          <table:table-cell table:number-columns-repeated="7"/>
          <table:table-cell table:style-name="ce9"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Das Layout ist gut zu erfassen.</text:p>
          </table:table-cell>
          <table:table-cell table:number-columns-repeated="7"/>
          <table:table-cell table:style-name="ce9" table:number-columns-repeated="10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/>Das Layout erscheint angenehm gegliedert.</text:p>
          </table:table-cell>
          <table:table-cell table:number-columns-repeated="7"/>
          <table:table-cell table:style-name="ce9" table:number-columns-repeated="10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ie Seite erscheint zu uneinheitlich.</text:p>
          </table:table-cell>
          <table:table-cell table:number-columns-repeated="7"/>
          <table:table-cell table:style-name="ce9" table:number-columns-repeated="10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uf der Seite passt alles zusammen.</text:p>
          </table:table-cell>
          <table:table-cell table:number-columns-repeated="1019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e Seitengestaltung ist uninteressant.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as Layout ist originell.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ie Gestaltung wirkt einfallslos.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as Layout wirkt dynamisch.</text:p>
          </table:table-cell>
          <table:table-cell table:number-columns-repeated="101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e Seite ist angenehm vielseitig. </text:p>
          </table:table-cell>
          <table:table-cell table:number-columns-repeated="1019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e farbliche Gesamtgestaltung wirkt attraktiv.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Die Farben passen nicht zueinander.</text:p>
          </table:table-cell>
          <table:table-cell table:number-columns-repeated="101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Der Farbeinsatz ist nicht gelungen.</text:p>
          </table:table-cell>
          <table:table-cell table:number-columns-repeated="101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Die Farben haben eine angenehme Wirkung.</text:p>
          </table:table-cell>
          <table:table-cell table:number-columns-repeated="1019"/>
        </table:table-row>
        <table:table-row table:style-name="ro5">
          <table:table-cell table:style-name="ce8"/>
          <table:table-cell table:style-name="ce16"/>
          <table:table-cell table:style-name="ce8" table:number-columns-repeated="6"/>
          <table:table-cell table:style-name="ce24"/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as Layout ist professionell.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as Layout ist nicht zeitgemäß.</text:p>
          </table:table-cell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ie Seite erscheint mit Sorgfalt gemacht.</text:p>
          </table:table-cell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as Layout wirkt konzeptlos.</text:p>
          </table:table-cell>
          <table:table-cell table:number-columns-repeated="1019"/>
        </table:table-row>
        <table:table-row table:style-name="ro5" table:number-rows-repeated="3">
          <table:table-cell table:style-name="ce2" table:number-columns-repeated="9"/>
          <table:table-cell table:number-columns-repeated="1012"/>
        </table:table-row>
        <table:table-row table:style-name="ro5" table:number-rows-repeated="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Default" table:number-columns-repeated="9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19:41:11.41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8T19:42:24.396000000</dc:date>
    <meta:editing-duration>PT38M</meta:editing-duration>
    <meta:editing-cycles>17</meta:editing-cycles>
    <meta:generator>LibreOffice/7.2.0.4$Windows_X86_64 LibreOffice_project/9a9c6381e3f7a62afc1329bd359cc48accb6435b</meta:generator>
    <meta:document-statistic meta:table-count="1" meta:cell-count="54" meta:object-count="0"/>
  </office:meta>
</office:document-meta>
</file>